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be220" officeooo:paragraph-rsid="000be220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0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2dfa" style:text-blinking="false"/>
    </style:style>
    <style:style style:name="P11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</style:style>
    <style:style style:name="P13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14" style:family="paragraph" style:parent-style-name="Text_20_body" style:list-style-name="L1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a2dfa"/>
    </style:style>
    <style:style style:name="P15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16" style:family="paragraph" style:parent-style-name="Text_20_body" style:list-style-name="L1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17" style:family="paragraph" style:parent-style-name="Text_20_body" style:list-style-name="L17">
      <loext:graphic-properties draw:fill="none" draw:fill-color="#ffffff"/>
      <style:paragraph-properties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Heading_20_2">
      <style:text-properties fo:font-weight="bold" style:font-weight-asian="bold" style:font-weight-complex="bold"/>
    </style:style>
    <style:style style:name="P19" style:family="paragraph" style:parent-style-name="Heading_20_2">
      <style:text-properties officeooo:paragraph-rsid="000a2dfa"/>
    </style:style>
    <style:style style:name="P20" style:family="paragraph" style:parent-style-name="Heading_20_2" style:list-style-name="L18">
      <style:text-properties officeooo:paragraph-rsid="000a2dfa"/>
    </style:style>
    <style:style style:name="P21" style:family="paragraph" style:parent-style-name="Heading_20_2">
      <style:paragraph-properties fo:margin-top="0.25in" fo:margin-bottom="0.0835in" loext:contextual-spacing="false" fo:line-height="138%" style:writing-mode="lr-tb"/>
    </style:style>
    <style:style style:name="P22" style:family="paragraph" style:parent-style-name="Heading_20_1" style:list-style-name="L1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23" style:family="paragraph" style:parent-style-name="Heading_20_3">
      <style:text-properties fo:font-weight="normal" style:font-weight-asian="normal" style:font-weight-complex="normal"/>
    </style:style>
    <style:style style:name="P24" style:family="paragraph" style:parent-style-name="Heading_20_4" style:list-style-name="L17">
      <loext:graphic-properties draw:fill="none" draw:fill-color="#ffffff"/>
      <style:paragraph-properties fo:margin-top="0.1945in" fo:margin-bottom="0in" loext:contextual-spacing="false" fo:line-height="138%" fo:background-color="transparent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5" style:family="paragraph" style:parent-style-name="Heading_20_4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normal" style:text-blinking="false"/>
    </style:style>
    <style:style style:name="P26" style:family="paragraph" style:parent-style-name="Heading_20_4" style:list-style-name="L1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666666" style:text-line-through-style="none" style:text-line-through-type="none" style:font-name="Arial" fo:font-size="12pt" fo:font-style="normal" style:text-underline-style="none" fo:font-weight="bold" style:text-blinking="false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#ffff00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weight="bold" fo:background-color="transparent" loext:char-shading-value="0"/>
    </style:style>
    <style:style style:name="T14" style:family="text">
      <style:text-properties fo:font-weight="bold" fo:background-color="#d9d9d9" loext:char-shading-value="0"/>
    </style:style>
    <style:style style:name="T15" style:family="text">
      <style:text-properties fo:font-weight="bold" officeooo:rsid="000c8eb9" fo:background-color="#d9d9d9" loext:char-shading-value="0"/>
    </style:style>
    <style:style style:name="T16" style:family="text">
      <style:text-properties fo:font-weight="bold" fo:background-color="#d9d9d9" loext:char-shading-value="0" style:font-weight-asian="bold" style:font-weight-complex="bold"/>
    </style:style>
    <style:style style:name="T17" style:family="text">
      <style:text-properties fo:font-weight="bold" officeooo:rsid="000c8eb9"/>
    </style:style>
    <style:style style:name="T18" style:family="text">
      <style:text-properties fo:font-weight="bold" officeooo:rsid="000c8eb9" style:font-weight-asian="normal" style:font-weight-complex="normal"/>
    </style:style>
    <style:style style:name="T19" style:family="text">
      <style:text-properties fo:font-weight="bold" officeooo:rsid="000c8eb9" style:font-weight-asian="bold" style:font-weight-complex="bold"/>
    </style:style>
    <style:style style:name="T20" style:family="text">
      <style:text-properties fo:font-style="italic"/>
    </style:style>
    <style:style style:name="T21" style:family="text">
      <style:text-properties fo:font-style="italic" fo:font-weight="bold" style:font-weight-asian="bold" style:font-weight-complex="bold"/>
    </style:style>
    <style:style style:name="T22" style:family="text">
      <style:text-properties fo:font-style="italic" fo:font-weight="normal"/>
    </style:style>
    <style:style style:name="T23" style:family="text">
      <style:text-properties fo:font-style="italic" style:font-weight-asian="normal" style:font-weight-complex="normal"/>
    </style:style>
    <style:style style:name="T24" style:family="text">
      <style:text-properties fo:font-style="italic" officeooo:rsid="000c8eb9" style:font-weight-asian="normal" style:font-weight-complex="normal"/>
    </style:style>
    <style:style style:name="T25" style:family="text">
      <style:text-properties fo:font-style="italic" fo:background-color="transparent" loext:char-shading-value="0"/>
    </style:style>
    <style:style style:name="T26" style:family="text">
      <style:text-properties fo:background-color="#d9d9d9" loext:char-shading-value="0"/>
    </style:style>
    <style:style style:name="T27" style:family="text">
      <style:text-properties fo:background-color="#d9d9d9" loext:char-shading-value="0" style:font-weight-asian="normal" style:font-weight-complex="normal"/>
    </style:style>
    <style:style style:name="T28" style:family="text">
      <style:text-properties style:font-name="Roboto" fo:font-style="italic" fo:background-color="#d9d9d9" loext:char-shading-value="0"/>
    </style:style>
    <style:style style:name="T29" style:family="text">
      <style:text-properties style:font-name="Roboto" fo:font-style="italic" fo:font-weight="normal" fo:background-color="#d9d9d9" loext:char-shading-value="0"/>
    </style:style>
    <style:style style:name="T30" style:family="text">
      <style:text-properties officeooo:rsid="000a2dfa"/>
    </style:style>
    <style:style style:name="T31" style:family="text">
      <style:text-properties officeooo:rsid="000c8eb9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f5939a17-7fff-20f7-d953-b2899dbfb7f4"/>TFG: First steps</text:p>
      <text:h text:style-name="P18" text:outline-level="2">App requirements</text:h>
      <text:p text:style-name="P2">Main functionality: User inputs sentiment and genre of the song to help on lyrics creation by auto-completing verses.</text:p>
      <text:p text:style-name="Text_20_body"/>
      <text:p text:style-name="P2">User inputs:</text:p>
      <text:list xml:id="list1613829077" text:style-name="L10">
        <text:list-item>
          <text:p text:style-name="P3">Genre of the song</text:p>
        </text:list-item>
        <text:list-item>
          <text:p text:style-name="P3">Sentiment of the lyrics. From a discrete set or a continuous value from 0 to 1 representing positiveness of the lyrics?</text:p>
        </text:list-item>
      </text:list>
      <text:h text:style-name="P18" text:outline-level="2">Possibilities &amp; limits</text:h>
      <text:p text:style-name="P5">There are examples around the internet concerning audio and lyrics analysis, as well as audio and lyrics generation. Our goal is to help on lyrics generation.</text:p>
      <text:p text:style-name="P5">Creating the dataset by classifying song by sentiment would be an whole project, so we will focus on gathering the data we need and making the text predictor tool.</text:p>
      <text:p text:style-name="P5">Possibilities:</text:p>
      <text:list xml:id="list1365527592" text:style-name="L11">
        <text:list-item>
          <text:p text:style-name="P6">Prediction of a 3 or 4 word string from a started verser of the lyric.</text:p>
        </text:list-item>
        <text:list-item>
          <text:p text:style-name="P6">Generation of a verse based on previous ones. Much more difficult.</text:p>
        </text:list-item>
      </text:list>
      <text:h text:style-name="P18" text:outline-level="2">Initial data set requirements</text:h>
      <text:p text:style-name="P2">The initial dataset we need requires:</text:p>
      <text:list xml:id="list846738416" text:style-name="L12">
        <text:list-item>
          <text:p text:style-name="P4">Track</text:p>
          <text:list>
            <text:list-item>
              <text:p text:style-name="P4">Title</text:p>
            </text:list-item>
            <text:list-item>
              <text:p text:style-name="P4">Lyric</text:p>
            </text:list-item>
            <text:list-item>
              <text:p text:style-name="P4">Sentiment of the lyrics (continuous value or discrete set of sentiments)</text:p>
            </text:list-item>
            <text:list-item>
              <text:p text:style-name="P4">Genre</text:p>
            </text:list-item>
            <text:list-item>
              <text:p text:style-name="P4">Maybe sentimental info of the audio</text:p>
            </text:list-item>
          </text:list>
        </text:list-item>
        <text:list-item>
          <text:p text:style-name="P4">Artist</text:p>
        </text:list-item>
        <text:list-item>
          <text:p text:style-name="P4">Language (Most probably all of them in english)</text:p>
        </text:list-item>
      </text:list>
      <text:h text:style-name="P18" text:outline-level="2">Steps</text:h>
      <text:list xml:id="list3555496282" text:style-name="L13">
        <text:list-item>
          <text:p text:style-name="P7">Research and data gathering</text:p>
        </text:list-item>
        <text:list-item>
          <text:p text:style-name="P7">Data enrichment</text:p>
        </text:list-item>
        <text:list-item>
          <text:p text:style-name="P7">Lyrics and sentimental analysis + word groups</text:p>
        </text:list-item>
      </text:list>
      <text:h text:style-name="P18" text:outline-level="2">Tutoriales</text:h>
      <text:p text:style-name="P12"><text:a xlink:type="simple" xlink:href="https://github.com/gsi-upm/sitc" text:style-name="Internet_20_link" text:visited-style-name="Visited_20_Internet_20_Link"><text:span text:style-name="T1">https://github.com/gsi-upm/sitc</text:span></text:a></text:p>
      <text:p text:style-name="Text_20_body"/>
      <text:h text:style-name="P19" text:outline-level="2"><text:soft-page-break/>Internet data sources</text:h>
      <text:list xml:id="list917721348" text:style-name="L18">
        <text:list-item>
          <text:h text:style-name="P20" text:outline-level="2"><text:span text:style-name="T4">Repositorio</text:span><text:span text:style-name="T5">: </text:span><text:a xlink:type="simple" xlink:href="https://github.com/sgiammy/emotion-patterns-in-music-playlists" text:style-name="Internet_20_link" text:visited-style-name="Visited_20_Internet_20_Link"><text:span text:style-name="T3">https://github.com/sgiammy/emotion-patterns-in-music-playlists</text:span></text:a><text:span text:style-name="T5"> NO CONSIGO INSTALARLO</text:span></text:h>
        </text:list-item>
      </text:list>
      <text:p text:style-name="Text_20_body"/>
      <text:list xml:id="list454406490" text:style-name="L15">
        <text:list-item>
          <text:h text:style-name="P22" text:outline-level="1"><text:span text:style-name="T6">pdf + bbdd</text:span><text:span text:style-name="T8"> MoodyLyrics: A Sentiment Annotated Lyrics Dataset: </text:span><text:a xlink:type="simple" xlink:href="https://www.researchgate.net/publication/317031495_MoodyLyrics_A_Sentiment_Annotated_Lyrics_Dataset" text:style-name="Internet_20_link" text:visited-style-name="Visited_20_Internet_20_Link"><text:span text:style-name="T2">(PDF) MoodyLyrics: A Sentiment Annotated Lyrics Dataset</text:span></text:a></text:h>
        </text:list-item>
        <text:list-item>
          <text:p text:style-name="P14"><text:span text:style-name="T7">Scripts </text:span><text:span text:style-name="T9">for data collection in genius + text analysis + sentimental analysis: </text:span><text:a xlink:type="simple" xlink:href="https://kvsingh.github.io/lyrics-sentiment-analysis.html" text:style-name="Internet_20_link" text:visited-style-name="Visited_20_Internet_20_Link"><text:span text:style-name="T1">Sentiment Analysis on lyrics of popular music artists</text:span></text:a></text:p>
        </text:list-item>
        <text:list-item>
          <text:p text:style-name="P14"><text:span text:style-name="T7">Scripts </text:span><text:span text:style-name="T9">for scraping from LyricWikiAPI </text:span><text:a xlink:type="simple" xlink:href="https://github.com/rileynwong/spotify-analysis" text:style-name="Internet_20_link" text:visited-style-name="Visited_20_Internet_20_Link"><text:span text:style-name="T1">rileynwong/spotify-analysis: Data analysis on my monthly playlists</text:span></text:a></text:p>
        </text:list-item>
        <text:list-item>
          <text:p text:style-name="P14"><text:span text:style-name="T7">Scripts </text:span><text:span text:style-name="T9">data gathering + lyrics generation with different ML algorithms </text:span><text:a xlink:type="simple" xlink:href="https://medium.com/@alanchen_53163/lyrics-generation-48b6b358950e" text:style-name="Internet_20_link" text:visited-style-name="Visited_20_Internet_20_Link"><text:span text:style-name="T1">Lyrics Generation - Alan Chen</text:span></text:a></text:p>
        </text:list-item>
        <text:list-item>
          <text:p text:style-name="P14"><text:span text:style-name="T7">Tool for sentiment classification  </text:span><text:span text:style-name="T9">Automated song sentiments classification using their lyrics with tensorflow  </text:span><text:a xlink:type="simple" xlink:href="https://github.com/SebinDuke/Sentiment-Analysis-of-songs-by-lyrics" text:style-name="Internet_20_link" text:visited-style-name="Visited_20_Internet_20_Link"><text:span text:style-name="T1">SebinDuke/Sentiment-Analysis-of-songs-by-lyrics</text:span></text:a></text:p>
        </text:list-item>
        <text:list-item>
          <text:p text:style-name="P10"><text:span text:style-name="T13">API </text:span><text:span text:style-name="T12">Spotify:</text:span></text:p>
          <text:list>
            <text:list-item>
              <text:p text:style-name="P8">Many data resources</text:p>
            </text:list-item>
            <text:list-item>
              <text:p text:style-name="P9"><text:span text:style-name="T12">Valence: value from 0 to 1 that describes </text:span><text:span text:style-name="T13">musical positiveness </text:span><text:span text:style-name="T12">(not lyric positiveness) of a track.</text:span></text:p>
            </text:list-item>
            <text:list-item>
              <text:p text:style-name="P9"><text:span text:style-name="T12">Other features like </text:span><text:span text:style-name="T13">acousticness, danceability, energy, liveness and loudness</text:span></text:p>
            </text:list-item>
            <text:list-item>
              <text:p text:style-name="P8">No lyrics</text:p>
            </text:list-item>
          </text:list>
        </text:list-item>
        <text:list-item>
          <text:p text:style-name="P9"><text:span text:style-name="T13">API </text:span><text:span text:style-name="T12">Musixmatch developer:</text:span></text:p>
          <text:list>
            <text:list-item>
              <text:p text:style-name="P11"> <text:span text:style-name="T11">TRACK: Rating, instrumental and explicit flags, genre, title translations</text:span></text:p>
            </text:list-item>
            <text:list-item>
              <text:p text:style-name="P8">ARTIST:  Rating, genre</text:p>
            </text:list-item>
            <text:list-item>
              <text:p text:style-name="P8">ALBUM:  Rating, genre</text:p>
            </text:list-item>
          </text:list>
        </text:list-item>
        <text:list-item>
          <text:p text:style-name="P9"><text:span text:style-name="T13">API </text:span><text:span text:style-name="T12">GENIUS:</text:span></text:p>
          <text:list>
            <text:list-item>
              <text:p text:style-name="P8">Lyrics and information about artists and tracks</text:p>
            </text:list-item>
          </text:list>
        </text:list-item>
        <text:list-item>
          <text:p text:style-name="P13"><text:span text:style-name="T7">API </text:span><text:span text:style-name="T9">More options:</text:span><text:a xlink:type="simple" xlink:href="https://rapidapi.com/collection/lyrics-apis" text:style-name="Internet_20_link" text:visited-style-name="Visited_20_Internet_20_Link"> </text:a><text:a xlink:type="simple" xlink:href="https://rapidapi.com/collection/lyrics-apis" text:style-name="Internet_20_link" text:visited-style-name="Visited_20_Internet_20_Link"><text:span text:style-name="T1">8 Song Lyrics APIs (like: Mourits Lyrics)</text:span></text:a></text:p>
        </text:list-item>
        <text:list-item>
          <text:p text:style-name="P13"><text:span text:style-name="T7">DATA SCIENCE BLOG </text:span><text:a xlink:type="simple" xlink:href="https://www.kaggle.com/" text:style-name="Internet_20_link" text:visited-style-name="Visited_20_Internet_20_Link"><text:span text:style-name="T1">https://www.kaggle.com/</text:span></text:a></text:p>
          <text:list>
            <text:list-item>
              <text:p text:style-name="P13"><text:span text:style-name="T7">bbdd </text:span><text:span text:style-name="T9">380,000 Lyrics + genre </text:span><text:a xlink:type="simple" xlink:href="https://www.kaggle.com/gyani95/380000-lyrics-from-metrolyrics" text:style-name="Internet_20_link" text:visited-style-name="Visited_20_Internet_20_Link"><text:span text:style-name="T1">https://www.kaggle.com/gyani95/380000-lyrics-from-metrolyrics</text:span></text:a></text:p>
            </text:list-item>
          </text:list>
        </text:list-item>
        <text:list-item>
          <text:p text:style-name="P13"><text:span text:style-name="T7">GITHUB</text:span><text:span text:style-name="T9"> </text:span><text:a xlink:type="simple" xlink:href="https://github.com/topics/lyrics-generator" text:style-name="Internet_20_link" text:visited-style-name="Visited_20_Internet_20_Link"><text:span text:style-name="T1">lyrics-generator · GitHub Topics</text:span></text:a></text:p>
        </text:list-item>
      </text:list>
      <text:p text:style-name="Text_20_body"/>
      <text:p text:style-name="P5">Related projects and stuff:</text:p>
      <text:list xml:id="list433613688" text:style-name="L16">
        <text:list-item>
          <text:p text:style-name="P15"><text:span text:style-name="T7">Analysis </text:span><text:span text:style-name="T9">Lyrics FULL analysis. </text:span><text:a xlink:type="simple" xlink:href="https://michaeljohns.github.io/lyrics-lab/" text:style-name="Internet_20_link" text:visited-style-name="Visited_20_Internet_20_Link"><text:span text:style-name="T1">Modern Music Sentiment Analysis by Team Lyrics Lab</text:span></text:a></text:p>
        </text:list-item>
        <text:list-item>
          <text:p text:style-name="P15"><text:span text:style-name="T7">Analysis </text:span><text:span text:style-name="T9">Analyzes single words in songs and predicts genre of the song by those words. </text:span><text:a xlink:type="simple" xlink:href="https://towardsdatascience.com/what-songs-tell-us-about-text-mining-with-lyrics-ca80f98b3829" text:style-name="Internet_20_link" text:visited-style-name="Visited_20_Internet_20_Link"><text:span text:style-name="T1">What Songs Tell Us About: Text Mining with Lyrics</text:span></text:a></text:p>
        </text:list-item>
        <text:list-item>
          <text:p text:style-name="P16"><text:span text:style-name="T7">Analysis </text:span><text:span text:style-name="T9">Rap lyrics analysis based on maps </text:span><text:a xlink:type="simple" xlink:href="http://people.ischool.berkeley.edu/~nikhitakoul/capstone/index.html" text:style-name="Internet_20_link" text:visited-style-name="Visited_20_Internet_20_Link"><text:span text:style-name="T1">RAP: Rap Analysis Project</text:span></text:a></text:p>
        </text:list-item>
        <text:list-item>
          <text:p text:style-name="P16"><text:span text:style-name="T7">Analysis </text:span><text:span text:style-name="T9">Prediction of genre from lyrics: </text:span><text:a xlink:type="simple" xlink:href="https://medium.com/better-programming/predicting-a-songs-genre-using-natural-language-processing-7b354ed5bd80" text:style-name="Internet_20_link" text:visited-style-name="Visited_20_Internet_20_Link"><text:span text:style-name="T1">Predicting a Song's Genre Using Natural Language Processing</text:span></text:a></text:p>
        </text:list-item>
        <text:list-item>
          <text:p text:style-name="P16"><text:soft-page-break/><text:span text:style-name="T7">Analysis  </text:span><text:span text:style-name="T9">Adele sentimental analysis: </text:span><text:a xlink:type="simple" xlink:href="https://www.kdnuggets.com/2018/09/sentiment-analysis-adele-songs.html/2" text:style-name="Internet_20_link" text:visited-style-name="Visited_20_Internet_20_Link"><text:span text:style-name="T1">The Data Science of “Someone Like You” or Sentiment Analysis of Adele's Songs</text:span></text:a></text:p>
        </text:list-item>
        <text:list-item>
          <text:p text:style-name="P15"><text:span text:style-name="T7">Working project </text:span><text:span text:style-name="T9">Creates every kind of text, asking for a lot of aspects related to the creation. e.g in the lyrics of a song, it asks you some questions (these answers end quoted in the lyrics) depending on the genre of the song</text:span><text:span text:style-name="T7">. </text:span><text:a xlink:type="simple" xlink:href="https://masterpiece-generator.org.uk/" text:style-name="Internet_20_link" text:visited-style-name="Visited_20_Internet_20_Link"><text:span text:style-name="T1">Masterpiece Generator: About Us</text:span></text:a></text:p>
        </text:list-item>
        <text:list-item>
          <text:p text:style-name="P15"><text:span text:style-name="T7">Working project</text:span><text:span text:style-name="T9"> Lyric generator from genre and some phrases: h</text:span><text:a xlink:type="simple" xlink:href="http://www.songlyricsgenerator.com/index.php" text:style-name="Internet_20_link" text:visited-style-name="Visited_20_Internet_20_Link"><text:span text:style-name="T1">ttp://www.songlyricsgenerator.com/index.php</text:span></text:a></text:p>
        </text:list-item>
      </text:list>
      <text:p text:style-name="Text_20_body"/>
      <text:p text:style-name="P5">We might have to add the sentiment to our lyrics database as there is no big database with songs and sentiments of the lyric. We have to continue investigating</text:p>
      <text:p text:style-name="P5">Conforming the initial dataset: Spotify API (valence) + Musixmatch API (genre) + GENIUS API (lyrics)</text:p>
      <text:p text:style-name="Text_20_body"/>
      <text:p text:style-name="P5">ver esto</text:p>
      <text:p text:style-name="P12"><text:a xlink:type="simple" xlink:href="https://dl.acm.org/doi/abs/10.1145/3059336.3059340" text:style-name="Internet_20_link" text:visited-style-name="Visited_20_Internet_20_Link"><text:span text:style-name="T1">https://dl.acm.org/doi/abs/10.1145/3059336.3059340</text:span></text:a></text:p>
      <text:p text:style-name="Text_20_body"/>
      <text:h text:style-name="P21" text:outline-level="2"><text:span text:style-name="T10">Python</text:span></text:h>
      <text:h text:style-name="P23" text:outline-level="3">Virtual Environment</text:h>
      <text:list xml:id="list266291392" text:style-name="L17">
        <text:list-item>
          <text:list>
            <text:list-item>
              <text:list>
                <text:list-item>
                  <text:list>
                    <text:list-item>
                      <text:h text:style-name="P24" text:outline-level="4"><text:span text:style-name="T13">Create venv</text:span><text:span text:style-name="T12">: </text:span><text:span text:style-name="Character_20_style"><text:span text:style-name="T20">python3 -m venv VENV_NAME</text:span></text:span></text:h>
                    </text:list-item>
                    <text:list-item>
                      <text:h text:style-name="P25" text:outline-level="4"><text:span text:style-name="T13">Activate venv: </text:span><text:span text:style-name="T27"><text:s/></text:span><text:span text:style-name="Character_20_style"><text:span text:style-name="T31">so</text:span></text:span><text:span text:style-name="Character_20_style"><text:span text:style-name="T23">urce </text:span></text:span><text:span text:style-name="Character_20_style"><text:span text:style-name="T24">VE</text:span></text:span><text:span text:style-name="Character_20_style"><text:span text:style-name="T20">NV_FLODER/bin/activate</text:span></text:span></text:h>
                    </text:list-item>
                    <text:list-item>
                      <text:h text:style-name="P26" text:outline-level="4"><text:span text:style-name="T12">Deactivate venv: </text:span><text:span text:style-name="Character_20_style"><text:span text:style-name="T22">deactivate</text:span></text:span>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1"><text:span text:style-name="Character_20_sty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55.491317362</meta:creation-date>
    <dc:date>2020-02-11T21:02:21.621384666</dc:date>
    <meta:editing-duration>PT1M53S</meta:editing-duration>
    <meta:editing-cycles>1</meta:editing-cycles>
    <meta:document-statistic meta:table-count="0" meta:image-count="0" meta:object-count="0" meta:page-count="3" meta:paragraph-count="68" meta:word-count="609" meta:character-count="3942" meta:non-whitespace-character-count="3440"/>
    <meta:generator>LibreOffice/6.0.7.3$Linux_X86_64 LibreOffice_project/00m0$Build-3</meta:generator>
  </office:meta>
</office:document-meta>
</file>